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paragraph-properties fo:background-color="transparent">
        <style:background-image/>
      </style:paragraph-properties>
    </style:style>
    <style:style style:name="P3" style:family="paragraph" style:parent-style-name="Standard">
      <style:text-properties fo:background-color="#ff6666"/>
    </style:style>
    <style:style style:name="P4" style:family="paragraph" style:parent-style-name="Standard">
      <style:text-properties fo:background-color="#66ccff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7" style:family="paragraph" style:parent-style-name="Standard">
      <style:text-properties fo:background-color="#ffcc00"/>
    </style:style>
    <style:style style:name="P8" style:family="paragraph" style:parent-style-name="Standard">
      <style:text-properties fo:background-color="#ff9900"/>
    </style:style>
    <style:style style:name="P9" style:family="paragraph" style:parent-style-name="Standard">
      <style:text-properties fo:background-color="#cc66ff"/>
    </style:style>
    <style:style style:name="P10" style:family="paragraph" style:parent-style-name="Standard">
      <style:paragraph-properties fo:background-color="transparent">
        <style:background-image/>
      </style:paragraph-properties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GENRAL VALIDATION ON BACKEND</text:p>
      <text:p text:style-name="P2">ADMIN PAGE ORGANIZATION</text:p>
      <text:p text:style-name="P2">Documentation</text:p>
      <text:p text:style-name="P2">RESPONSIVENESS - Desktop</text:p>
      <text:p text:style-name="P2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1">event.start / event.end coming out of db seem to be in utc</text:p>
      <text:p text:style-name="P1"><text:s text:c="2"/>maybe this doesn't matter, but it would be good to have consistency if it's happening somewhere</text:p>
      <text:p text:style-name="P4"/>
      <text:p text:style-name="P1">gray out calendar would be useful for My_Guets but couldn't get it working</text:p>
      <text:p text:style-name="P1"><text:s text:c="2"/>jquery conflicts with existing code?</text:p>
      <text:p text:style-name="P8"/>
      <text:p text:style-name="P1">Room Qualities – Courtyard vs Not, Kid Friendly</text:p>
      <text:p text:style-name="P1">Reorganize [Rooms] structure before reassigning functions</text:p>
      <text:p text:style-name="P1"><text:s text:c="2"/>try same building first?</text:p>
      <text:p text:style-name="P1"><text:s text:c="2"/>Could have geo based arrays of building preferences to try for each building?</text:p>
      <text:p text:style-name="P1"/>
      <text:p text:style-name="P1">more consistent language and display across all pages</text:p>
      <text:p text:style-name="P1">Colors and Styles</text:p>
      <text:p text:style-name="P1"/>
      <text:p text:style-name="P7"/>
      <text:p text:style-name="P9">events die? </text:p>
      <text:p text:style-name="P7"><text:tab/>Run celery worker and scheduler to check</text:p>
      <text:p text:style-name="P7"/>
      <text:p text:style-name="P7">Person model probably doesn't need email attrb because it is part of User and I think my code uses that</text:p>
      <text:p text:style-name="P7"/>
      <text:p text:style-name="Standard">more precise times?</text:p>
      <text:p text:style-name="Standard">How exactly would emails fail?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Standard">-Perhaps limit booking to some number of months ahead, for some number of weeks total.</text:p>
      <text:p text:style-name="Standard"/>
      <text:p text:style-name="Standard"/>
      <text:p text:style-name="Standard"/>
      <text:p text:style-name="Standard"/>
      <text:p text:style-name="Standard">Creating a room creates to calendars. One has a slug and is attached to room in such a way that its deleteion will delete room as well. The other has no slug and its deleteion will not cascade to the room.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">ROOMASS FUNCTIONALITY</text:p>
      <text:p text:style-name="Standard"/>
      <text:p text:style-name="P3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p>
      <text:p text:style-name="Standard"/>
      <text:p text:style-name="Standard">Create/delete new users / persons</text:p>
      <text:p text:style-name="Standard">create/delete child persons</text:p>
      <text:p text:style-name="Standard">create/delete buildings / rooms / floorplans <text:s/>and attach pictures</text:p>
      <text:p text:style-name="Standard">take rooms / buildings offline starting NOW or for date range</text:p>
      <text:p text:style-name="Standard"/>
      <text:p text:style-name="Standard"/>
      <text:p text:style-name="Standard">(this seems like a map type functionality specific to RoomAss)</text:p>
      <text:p text:style-name="Standard">remove owner from room</text:p>
      <text:p text:style-name="Standard">domino room change func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THING I THINK AREN'T A BIG DEAL</text:p>
      <text:p text:style-name="P1"/>
      <text:p text:style-name="P11">-When editing availabilities, no date can be submitted – though nothing happens</text:p>
      <text:p text:style-name="P11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======//////////////----------------//////////////////==================</text:p>
      <text:p text:style-name="Standard"/>
      <text:p text:style-name="Standard">FOR EDIT / DELETE autofind------------</text:p>
      <text:p text:style-name="Standard">Have window, no rooms are fully avail.</text:p>
      <text:p text:style-name="Standard">Find rooms with at least one date within that window</text:p>
      <text:p text:style-name="Standard">so</text:p>
      <text:p text:style-name="Standard">have array of [occupancy windows] currently just containing the time to make up</text:p>
      <text:p text:style-name="Standard"/>
      <text:p text:style-name="Standard"><text:tab/><text:tab/>O--------------------------O</text:p>
      <text:p text:style-name="Standard"><text:tab/>a------------------a <text:s text:c="2"/>a----a <text:s text:c="5"/>a----------------a</text:p>
      <text:p text:style-name="Standard"/>
      <text:p text:style-name="Standard">book the largest, shrink /split the O window</text:p>
      <text:p text:style-name="Standard">if it is split, multiple O windows now in the array</text:p>
      <text:p text:style-name="Standard"/>
      <text:p text:style-name="Standard"><text:tab/> <text:s text:c="26"/>O-----------O</text:p>
      <text:p text:style-name="Standard"><text:tab/> <text:s text:c="31"/>a----a <text:s text:c="4"/></text:p>
      <text:p text:style-name="Standard"/>
      <text:p text:style-name="Standard">then</text:p>
      <text:p text:style-name="Standard"><text:soft-page-break/></text:p>
      <text:p text:style-name="Standard"><text:tab/><text:tab/><text:tab/> <text:s text:c="3"/>O-O <text:s text:c="4"/>O—O</text:p>
      <text:p text:style-name="Standard"/>
      <text:p text:style-name="Standard">when no availability events exist in the array's ranges</text:p>
      <text:p text:style-name="Standard">if the array has O events</text:p>
      <text:p text:style-name="Standard">notify abou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02T15:21:06.62</dc:date>
    <dc:creator>Trevor Pierson</dc:creator>
    <meta:editing-duration>P12DT6H54M8S</meta:editing-duration>
    <meta:editing-cycles>224</meta:editing-cycles>
    <meta:generator>OpenOffice/4.1.13$Win32 OpenOffice.org_project/4113m1$Build-9810</meta:generator>
    <meta:document-statistic meta:table-count="0" meta:image-count="0" meta:object-count="0" meta:page-count="4" meta:paragraph-count="64" meta:word-count="505" meta:character-count="3158"/>
  </office:meta>
</office:document-meta>
</file>